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1" svg:font-family="'Andale Sans UI'"/>
    <style:font-face style:name="Andale Sans UI" svg:font-family="'Andale Sans UI'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is sig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1" svg:font-family="'Andale Sans UI'"/>
    <style:font-face style:name="Andale Sans UI" svg:font-family="'Andale Sans UI'" style:font-pitch="variable"/>
    <style:font-face style:name="Bitstream Vera Sans" svg:font-family="'Bitstream Vera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Times New Roman" fo:font-size="12pt" fo:language="de" fo:country="CH" style:font-name-asian="Bitstream Vera Sans" style:font-size-asian="12pt" style:language-asian="none" style:country-asian="none" style:font-name-complex="Andale Sans U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Michael Locher</meta:initial-creator>
    <meta:creation-date>2006-01-03T12:17:02</meta:creation-date>
    <dc:creator>Michael Locher</dc:creator>
    <dc:date>2006-01-03T12:17:25</dc:date>
    <dc:language>de-CH</dc:language>
    <meta:editing-cycles>2</meta:editing-cycles>
    <meta:editing-duration>PT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24"/>
  </office:meta>
</office:document-meta>
</file>

<file path=META-INF/documentsignatures.xml><?xml version="1.0" encoding="utf-8"?>
<document-signatures xmlns="http://openoffice.org/2004/documentsignatures">
  <Signature xmlns="http://www.w3.org/2000/09/xmldsig#" Id="ID_0009003000d00034007c0050001100da0091009700000030001b001f0089000b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c8ztbfTIoGCl1vthyuiCrZrVVRI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gfayzDt5c4cEGszOkJNX5J/d4d0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7AX4/34BNx7fCTC9/O7tWfQW1LU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1UDtNVjvZZkXy6uLYkA0v56/5M8=</DigestValue>
      </Reference>
      <Reference URI="#ID_0009003000d400d0007c0050001100da00b400f700000030001b001f0089000b">
        <DigestMethod Algorithm="http://www.w3.org/2000/09/xmldsig#sha1"/>
        <DigestValue>KGTPvfrxfa161PM8xd0wXk9FF1s=</DigestValue>
      </Reference>
    </SignedInfo>
    <SignatureValue>OYQ1aODtGVxFUAPXPVQHTnADtk4yp5j8nWJ2k7n/cOO0yVu9Moi2rpai3HNzJz71
oyxsxA5rTYYwpWWrAbUX5hRlUb4FDwDztBfikzXWCBI5wj85JJ/TTX9sQYJadw1h
uujfzTP4eHpSOr0YHgszHRrqcDltZHZk1clmGrtNhvSprGSeuAWjexEbODtYoYRn
K5lH8wWj4z5Nh0jBpKXFX31pwtz5z4bVas/wEy4G8xtFNSBrFfoTnu5JfAQ1HYrg
39OMHn1A4sg4MSSez3T6xqvKAKIs6LHdLryfi861ZAss/Jg9mCSubuZ2Fd03vStj
CxgDSFDwT+lWTwwuMFg1UQ==</SignatureValue>
    <KeyInfo>
      <X509Data>
        <X509IssuerSerial>
          <X509IssuerName>CN=Thawte Personal Freemail Issuing CA,O=Thawte Consulting (Pty) Ltd.,C=ZA</X509IssuerName>
          <X509SerialNumber>870013</X509SerialNumber>
        </X509IssuerSerial>
        <X509Certificate>MIIC7jCCAlegAwIBAgIDDUZ9MA0GCSqGSIb3DQEBBAUAMGIxCzAJBgNVBAYTAlpB
MSUwIwYDVQQKExxUaGF3dGUgQ29uc3VsdGluZyAoUHR5KSBMdGQuMSwwKgYDVQQD
EyNUaGF3dGUgUGVyc29uYWwgRnJlZW1haWwgSXNzdWluZyBDQTAeFw0wNDEwMjEx
ODQ1NDJaFw0wNTEwMjExODQ1NDJaMGAxDzANBgNVBAQTBkxvY2hlcjEQMA4GA1UE
KhMHTWljaGFlbDEXMBUGA1UEAxMOTWljaGFlbCBMb2NoZXIxIjAgBgkqhkiG9w0B
CQEWE2xvY2hlckBpYW0udW5pYmUuY2gwggEiMA0GCSqGSIb3DQEBAQUAA4IBDwAw
ggEKAoIBAQC35ueCNHpKdPULF81XZ0Jh+51QCvboyqGfaS4UWm3whdaGL+fidkk3
Y3uU9NjKr3IbR416Cj3UVg9vC+as6aa+8ckO9BHN4gYgqu54k+95EQP5OXBqS79k
cdLc82ShjF/vbsvnBk1zBus8sEBt6ZbP1aqAIRNn2m7LmoncOem4EUgpI/h1McWN
KKgjonUqgmfw2xACLfxfq9nDlv+APSYf4qobMBKlTcerl5ivKDQwd68taLLd48Wl
r5m4GaV5LUlRYZx4YR2mHr/itxp2J+jwqhnwNasHmAeGwA6kNMjnCfNCb3RLRarb
j6pHwLQHApZ8j9pJ9OAqFa4iATP/0995AgMBAAGjMDAuMB4GA1UdEQQXMBWBE2xv
Y2hlckBpYW0udW5pYmUuY2gwDAYDVR0TAQH/BAIwADANBgkqhkiG9w0BAQQFAAOB
gQAyeoTiPFmlL8UHBEd83Jx2v4eaL/sCgraeZ/GBWXT1b9OLyO5/q9dH4HW3ijjT
zVXeiuhFi+l7Y9tdGCWqMbXE55EOWEMqL7dAJVegz3nrnsPbIfadhxNXMSZv27jO
H0XP35E1RvwojWyO8Juuj08q2igf3LecQN1nLdSldP+VEg==</X509Certificate>
      </X509Data>
    </KeyInfo>
    <Object>
      <SignatureProperties>
        <SignatureProperty Id="ID_0009003000d400d0007c0050001100da00b400f700000030001b001f0089000b" Target="#ID_0009003000d00034007c0050001100da0091009700000030001b001f0089000b">
          <dc:date xmlns:dc="http://purl.org/dc/elements/1.1/">2006-01-03T12:56:55</dc:date>
        </SignatureProperty>
      </SignatureProperties>
    </Object>
  </Signature>
</document-signatures>
</file>